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2pt" officeooo:paragraph-rsid="00041f31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officeooo:paragraph-rsid="00041f31" style:font-size-asian="12pt" style:font-size-complex="12pt"/>
    </style:style>
    <style:style style:name="P3" style:family="paragraph" style:parent-style-name="Standard">
      <style:paragraph-properties fo:line-height="100%"/>
      <style:text-properties fo:font-size="12pt" officeooo:paragraph-rsid="0004ae68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fo:font-weight="bold" officeooo:paragraph-rsid="00041f31" style:font-size-asian="12pt" style:font-weight-asian="bold" style:font-size-complex="12pt"/>
    </style:style>
    <style:style style:name="P5" style:family="paragraph" style:parent-style-name="Standard">
      <style:text-properties fo:language="ru" fo:country="RU" officeooo:rsid="000824f9" officeooo:paragraph-rsid="00041f31"/>
    </style:style>
    <style:style style:name="P6" style:family="paragraph" style:parent-style-name="Standard">
      <style:paragraph-properties fo:line-height="100%"/>
      <style:text-properties officeooo:paragraph-rsid="00041f3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ru" fo:country="RU" officeooo:rsid="000824f9" style:font-size-asian="12pt" style:font-size-complex="12pt"/>
    </style:style>
    <style:style style:name="T3" style:family="text">
      <style:text-properties fo:font-size="12pt" fo:language="ru" fo:country="RU" officeooo:rsid="0005403e" style:font-size-asian="12pt" style:font-size-complex="12pt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824f9"/>
    </style:style>
    <style:style style:name="T6" style:family="text">
      <style:text-properties fo:language="ru" fo:country="RU" officeooo:rsid="0016dbf7"/>
    </style:style>
    <style:style style:name="T7" style:family="text">
      <style:text-properties fo:language="ru" fo:country="RU" officeooo:rsid="00180617"/>
    </style:style>
    <style:style style:name="T8" style:family="text">
      <style:text-properties fo:language="ru" fo:country="RU" officeooo:rsid="0005403e"/>
    </style:style>
    <style:style style:name="T9" style:family="text">
      <style:text-properties fo:language="ru" fo:country="RU" officeooo:rsid="0006f7b9"/>
    </style:style>
    <style:style style:name="T10" style:family="text">
      <style:text-properties officeooo:rsid="0006f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Абдулова Оксана Завдатовна -<text:span text:style-name="T10">врач </text:span>эндокринолог</text:p>
      <text:p text:style-name="P6"><text:span text:style-name="T1">1999 г</text:span><text:span text:style-name="T3">од-</text:span><text:span text:style-name="T1">Оренбургская государственная медицинская академия. Базовое </text:span><text:span text:style-name="T2">о</text:span><text:span text:style-name="T1">бразование. </text:span></text:p>
      <text:p text:style-name="P2">2000 <text:span text:style-name="T4">г</text:span><text:span text:style-name="T8">од-</text:span><text:span text:style-name="T4">Оренбургская</text:span> государственная медицинская академия. </text:p>
      <text:p text:style-name="P2"><text:s text:c="15"/>Интернатура.</text:p>
      <text:p text:style-name="P2">2004 <text:span text:style-name="T4">г</text:span><text:span text:style-name="T8">од-</text:span><text:span text:style-name="T4">Оренбургская</text:span> государственная медицинская академия.</text:p>
      <text:p text:style-name="P2"><text:s text:c="15"/>Ординатура.</text:p>
      <text:p text:style-name="P2"/>
      <text:p text:style-name="P4">Повышение квалификации.</text:p>
      <text:p text:style-name="P1">2005 <text:span text:style-name="T8">год-</text:span>Курс по « Клинической эндокринологии». <text:s/>Оренбургская</text:p>
      <text:p text:style-name="P1">государственная медицинская академия, кафедра терапии ФППС.</text:p>
      <text:p text:style-name="P2">2006 <text:span text:style-name="T8">год-</text:span>Курс по эндокринологии. ГОУДПО «Российская мед. Академия</text:p>
      <text:p text:style-name="P2"><text:s text:c="14"/>последипломного образования Росздрава». <text:s/><text:span text:style-name="T5">г</text:span>. Москва.</text:p>
      <text:p text:style-name="P2">2009 <text:span text:style-name="T8">год-</text:span>Курс по « Диагностике и терапии неотложных состояний в клинике </text:p>
      <text:p text:style-name="P2"><text:s text:c="14"/>внутренних болезней». Оренбургская государственная медицинская</text:p>
      <text:p text:style-name="P2"><text:s text:c="13"/>академия, кафедра терапии ФППС.</text:p>
      <text:p text:style-name="P2">2011 <text:span text:style-name="T8">год-</text:span>Курс «Эндокринология». Оренбургская государственная медицинская </text:p>
      <text:p text:style-name="P2"><text:s text:c="13"/>академия, кафедра факультетской терапии и эндокринологии.</text:p>
      <text:p text:style-name="P2"/>
      <text:p text:style-name="P2">Опыт работы.</text:p>
      <text:p text:style-name="P2">2000 <text:span text:style-name="T8">год-</text:span>МГКБ №6 п/о №4, участковый терапевт. </text:p>
      <text:p text:style-name="P2">2001 <text:span text:style-name="T8">год-</text:span>ОКБ№2, приемное отделение. Врач терапевт (дежурант).</text:p>
      <text:p text:style-name="P2">2005 <text:span text:style-name="T8">год-</text:span>Оренбургский областной клинический <text:s/>психоневрологический </text:p>
      <text:p text:style-name="P2"><text:s text:c="14"/>госпиталь для ветеранов <text:s/>войн. Поликлиника. <text:span text:style-name="T9">Врач т</text:span>ерапевт.</text:p>
      <text:p text:style-name="P2">2005 <text:span text:style-name="T8">год-</text:span>по настоящее время. Оренбургский областной клинический</text:p>
      <text:p text:style-name="P2"><text:s text:c="13"/>Психоневрологический <text:s/>госпиталь для ветеранов <text:s/>войн. Поликлиника. <text:s/></text:p>
      <text:p text:style-name="P2"><text:s text:c="13"/><text:span text:style-name="T9">Врач э</text:span>ндокринолог. <text:s/></text:p>
      <text:p text:style-name="P3">2019 <text:span text:style-name="T8">год-</text:span><text:span text:style-name="T7">ООО «Эксперт» Диагностический центр на Промысловом</text:span><text:span text:style-name="T6">. </text:span><text:span text:style-name="T9">Врач э</text:span>ндокриноло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S</meta:editing-duration>
    <meta:editing-cycles>6</meta:editing-cycles>
    <meta:generator>LibreOffice/5.4.7.2$Windows_x86 LibreOffice_project/c838ef25c16710f8838b1faec480ebba495259d0</meta:generator>
    <dc:date>2019-06-10T18:21:25.048000000</dc:date>
    <meta:document-statistic meta:table-count="0" meta:image-count="0" meta:object-count="0" meta:page-count="1" meta:paragraph-count="25" meta:word-count="136" meta:character-count="1419" meta:non-whitespace-character-count="1167"/>
    <meta:user-defined meta:name="Info 1"/>
    <meta:user-defined meta:name="Info 2"/>
    <meta:user-defined meta:name="Info 3"/>
    <meta:user-defined meta:name="Info 4"/>
  </office:meta>
</office:document-meta>
</file>